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22.9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A1">
          <table:error-message table:message-type="stop" table:display="true"/>
        </table:content-validation>
        <table:content-validation table:name="val2" table:condition="of:cell-content-is-in-list(&quot;Résistance&quot;;&quot;Condensateur&quot;;&quot;Bobine&quot;;&quot;Ferrite&quot;;&quot;Diode&quot;;&quot;LED&quot;;&quot;Régulateur&quot;;&quot;Fusible&quot;;&quot;Transistor&quot;;&quot;MOSFET&quot;;&quot;Autre&quot;)" table:allow-empty-cell="false" table:display-list="sort-ascending" table:base-cell-address="Sheet1.A2">
          <table:error-message table:message-type="stop" table:display="true"/>
        </table:content-validation>
        <table:content-validation table:name="val3" table:condition="of:cell-content-is-in-list(&quot;Résistance&quot;;&quot;Condensateur&quot;;&quot;Bobine&quot;;&quot;Ferrite&quot;;&quot;Diode&quot;;&quot;LED&quot;;&quot;Régulateur&quot;;&quot;Fusible&quot;;&quot;Autre&quot;)" table:allow-empty-cell="fals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content-validation-name="val1" office:value-type="string" calcext:value-type="string">
            <text:p>Type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Packag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Stock après radar</text:p>
          </table:table-cell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AC/DC Converter</text:p>
          </table:table-cell>
          <table:table-cell office:value-type="string" calcext:value-type="string">
            <text:p>DIP-8</text:p>
          </table:table-cell>
          <table:table-cell office:value-type="string" calcext:value-type="string">
            <text:p>LNK364PN 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ADC 10bit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MCP3004-I/S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74HC393D,653</text:p>
          </table:table-cell>
          <table:table-cell office:value-type="string" calcext:value-type="string">
            <text:p>Compteur, Retenue binaire, 107 MHz, 2 V à 6 V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Micro SD</text:p>
          </table:table-cell>
          <table:table-cell/>
          <table:table-cell office:value-type="string" calcext:value-type="string">
            <text:p>MEM2075-00-140-01-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Optocoupleur</text:p>
          </table:table-cell>
          <table:table-cell office:value-type="string" calcext:value-type="string">
            <text:p>DIP-4</text:p>
          </table:table-cell>
          <table:table-cell office:value-type="string" calcext:value-type="string">
            <text:p>EL817-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Photodiode</text:p>
          </table:table-cell>
          <table:table-cell/>
          <table:table-cell office:value-type="string" calcext:value-type="string">
            <text:p>OPL551</text:p>
          </table:table-cell>
          <table:table-cell office:value-type="string" calcext:value-type="string">
            <text:p>Sur f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Radar</text:p>
          </table:table-cell>
          <table:table-cell/>
          <table:table-cell office:value-type="string" calcext:value-type="string">
            <text:p>XM125</text:p>
          </table:table-cell>
          <table:table-cell office:value-type="string" calcext:value-type="string">
            <text:p>Déjà soudé 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Timer 555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TLC555CD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0n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0u / 20V</text:p>
          </table:table-cell>
          <table:table-cell/>
          <table:table-cell office:value-type="string" calcext:value-type="string">
            <text:p>TPSD107K020R0150</text:p>
          </table:table-cell>
          <table:table-cell office:value-type="string" calcext:value-type="string">
            <text:p>Tant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0u / 6.3V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n / 10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p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u / 16V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n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u / 16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4.7u / 25V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47n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56u / 25V</text:p>
          </table:table-cell>
          <table:table-cell/>
          <table:table-cell office:value-type="string" calcext:value-type="string">
            <text:p>25SVPF56M</text:p>
          </table:table-cell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8200p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1.5kW / 12V</text:p>
          </table:table-cell>
          <table:table-cell office:value-type="string" calcext:value-type="string">
            <text:p>DO-214AB-2</text:p>
          </table:table-cell>
          <table:table-cell office:value-type="string" calcext:value-type="string">
            <text:p>SMJ12A</text:p>
          </table:table-cell>
          <table:table-cell office:value-type="string" calcext:value-type="string">
            <text:p>Diode protection E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1A / 200V</text:p>
          </table:table-cell>
          <table:table-cell office:value-type="string" calcext:value-type="string">
            <text:p>DO-41</text:p>
          </table:table-cell>
          <table:table-cell office:value-type="string" calcext:value-type="string">
            <text:p>MUR120RLG</text:p>
          </table:table-cell>
          <table:table-cell office:value-type="string" calcext:value-type="string">
            <text:p>Diode traversante</text:p>
          </table:table-cell>
          <table:table-cell table:number-columns-repeated="2"/>
        </table:table-row>
        <table:table-row table:style-name="ro1" table:visibility="filter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Redressage 220V</text:p>
          </table:table-cell>
          <table:table-cell table:number-columns-repeated="2"/>
          <table:table-cell office:value-type="string" calcext:value-type="string">
            <text:p>Travers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Schottky 200V / 10A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MBRD10200CT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Ferrite</text:p>
          </table:table-cell>
          <table:table-cell office:value-type="string" calcext:value-type="string">
            <text:p>2kOhms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ILBB0805ER202V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content-validation-name="val2" office:value-type="string" calcext:value-type="string">
            <text:p>Fusible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2410</text:p>
          </table:table-cell>
          <table:table-cell office:value-type="string" calcext:value-type="string">
            <text:p>0453007.MR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LED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VLMB1300-GS0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L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VLMO1300-GS0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LED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VLMS1300-GS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LED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703-0090</text:p>
          </table:table-cell>
          <table:table-cell office:value-type="string" calcext:value-type="string">
            <text:p>LED traversan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MOSFET</text:p>
          </table:table-cell>
          <table:table-cell office:value-type="string" calcext:value-type="string">
            <text:p>Canal N – 30V – 5A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IRLML6344TRPBF 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MOSFET</text:p>
          </table:table-cell>
          <table:table-cell office:value-type="string" calcext:value-type="string">
            <text:p>Canal P – 30V – 3.8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DMP3098L-7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MOSFET</text:p>
          </table:table-cell>
          <table:table-cell office:value-type="string" calcext:value-type="string">
            <text:p>Canal P – 40V – 80A</text:p>
          </table:table-cell>
          <table:table-cell office:value-type="string" calcext:value-type="string">
            <text:p>TO-263</text:p>
          </table:table-cell>
          <table:table-cell office:value-type="string" calcext:value-type="string">
            <text:p>IPB80P04P4L08ATMA2</text:p>
          </table:table-cell>
          <table:table-cell office:value-type="string" calcext:value-type="string">
            <text:p>Mosfet de puissa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gulateur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L78L33ACUTR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gulateur</text:p>
          </table:table-cell>
          <table:table-cell office:value-type="string" calcext:value-type="string">
            <text:p>Buck 4.5-18V in – 6.5A</text:p>
          </table:table-cell>
          <table:table-cell office:value-type="string" calcext:value-type="string">
            <text:p>HTSSOP-14</text:p>
          </table:table-cell>
          <table:table-cell office:value-type="string" calcext:value-type="string">
            <text:p>TPS54625PWPR 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gulateur</text:p>
          </table:table-cell>
          <table:table-cell office:value-type="string" calcext:value-type="string">
            <text:p>Buck 4.5-42V in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LM25085MYE/NOP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.15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6432M</text:p>
          </table:table-cell>
          <table:table-cell office:value-type="string" calcext:value-type="string">
            <text:p>TLR3A20DR01FTDG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3.2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37.4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383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4.12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44.2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Transistor</text:p>
          </table:table-cell>
          <table:table-cell office:value-type="string" calcext:value-type="string">
            <text:p>NPN 15V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MMBT2369ALT1G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75k 1 %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Résistance</text:p>
          </table:table-cell>
          <table:table-cell office:value-type="string" calcext:value-type="string">
            <text:p>40.2k 1 %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3.48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5k 1 %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0n / 10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u / 35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4.7u / 35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u / 10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Zener 3V 200mW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863-MM3Z3V0T1G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350mA / 100V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78-1N4148WS-HE3-18</text:p>
          </table:table-cell>
          <table:table-cell office:value-type="string" calcext:value-type="string">
            <text:p>Diode de commutation de sign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Ferrite</text:p>
          </table:table-cell>
          <table:table-cell office:value-type="string" calcext:value-type="string">
            <text:p>470 Ohm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81-BLM18PG47SN1D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259">
          <table:table-cell table:content-validation-name="val2"/>
          <table:table-cell table:number-columns-repeated="6"/>
        </table:table-row>
        <table:table-row table:style-name="ro1" table:number-rows-repeated="1048244">
          <table:table-cell table:content-validation-name="val3"/>
          <table:table-cell table:number-columns-repeated="6"/>
        </table:table-row>
        <table:table-row table:style-name="ro1">
          <table:table-cell table:content-validation-name="val3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6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9:55:04.604442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15:15:35.153000000</meta:creation-date>
    <dc:date>2025-08-18T20:12:29.680132800</dc:date>
    <meta:editing-duration>PT6H18S</meta:editing-duration>
    <meta:editing-cycles>16</meta:editing-cycles>
    <meta:generator>LibreOffice/25.2.4.3$Windows_X86_64 LibreOffice_project/33e196637044ead23f5c3226cde09b47731f7e27</meta:generator>
    <meta:document-statistic meta:table-count="1" meta:cell-count="332" meta:object-count="0"/>
  </office:meta>
</office:document-meta>
</file>